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Cantarell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line-height="100%"/>
      <style:text-properties style:font-name="Cantarell" fo:font-size="14pt" style:font-size-asian="14pt" style:font-size-complex="14pt"/>
    </style:style>
    <style:style style:name="P3" style:family="paragraph" style:parent-style-name="Standard" style:list-style-name="L1">
      <style:paragraph-properties fo:line-height="100%"/>
      <style:text-properties style:font-name="Cantarell" fo:font-size="14pt" style:font-size-asian="14pt" style:font-size-complex="14pt"/>
    </style:style>
    <style:style style:name="P4" style:family="paragraph" style:parent-style-name="Standard" style:list-style-name="L2">
      <style:paragraph-properties fo:line-height="100%"/>
      <style:text-properties style:font-name="Cantarell" fo:font-size="14pt" style:font-size-asian="14pt" style:font-size-complex="14pt"/>
    </style:style>
    <style:style style:name="P5" style:family="paragraph" style:parent-style-name="Standard" style:list-style-name="L2">
      <style:paragraph-properties fo:line-height="100%"/>
      <style:text-properties style:font-name="Cantarell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 style:list-style-name="L2">
      <style:paragraph-properties fo:line-height="100%"/>
      <style:text-properties style:font-name="Cantarel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 style:list-style-name="L2">
      <style:paragraph-properties fo:line-height="100%"/>
      <style:text-properties fo:font-variant="normal" fo:text-transform="none" fo:color="#222222" style:font-name="Cantarell" fo:font-size="14pt" fo:letter-spacing="normal" fo:font-style="normal" fo:font-weight="normal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 <text:s/><text:tab/>Work Report ( period 1.9.2014 to 30.9.2014) by RRU</text:p>
      <text:list xml:id="list8378933201" text:style-name="L1">
        <text:list-header>
          <text:p text:style-name="P3"/>
        </text:list-header>
      </text:list>
      <text:list xml:id="list294180102" text:style-name="L2">
        <text:list-item>
          <text:list>
            <text:list-item>
              <text:list>
                <text:list-item>
                  <text:p text:style-name="P5">Worked on FPS system monitoring point decoding.</text:p>
                  <text:p text:style-name="P6"/>
                </text:list-item>
                <text:list-item>
                  <text:p text:style-name="P7">Tested front end system in FE lab along with Mr. Naresh and Mr. Sougato. ( All parameters were tested ). Commands issued from GUI as well as command terminal.</text:p>
                  <text:p text:style-name="P7"/>
                </text:list-item>
                <text:list-item>
                  <text:p text:style-name="P7">Tested GAB system in ABR lab along with Mr. Naresh and Mr. Atul (Hari,Ajay,Abhijeet). ( All parameters were tested ). Commands issued from GUI as well as command terminal. Successfully tested both channel's LO &amp; RefLO frequency.</text:p>
                </text:list-item>
              </text:list>
            </text:list-item>
          </text:list>
        </text:list-item>
      </text:list>
      <text:p text:style-name="P2"/>
      <text:list xml:id="list1041335129" text:continue-numbering="true" text:style-name="L2">
        <text:list-item>
          <text:list>
            <text:list-item>
              <text:list>
                <text:list-item>
                  <text:p text:style-name="P4">Tested new RFCM interface card of front end system.</text:p>
                  <text:p text:style-name="P4"/>
                </text:list-item>
                <text:list-item>
                  <text:p text:style-name="P4">Modified Online_V2 and Online Control GUI for new system command.</text:p>
                  <text:p text:style-name="P4"><text:s/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4-04-30T17:26:34</meta:creation-date>
    <dc:date>2014-10-01T18:24:32</dc:date>
    <dc:creator>teleset </dc:creator>
    <meta:editing-duration>PT42M45S</meta:editing-duration>
    <meta:editing-cycles>39</meta:editing-cycles>
    <meta:generator>LibreOffice/3.4$Linux LibreOffice_project/340m1$Build-602</meta:generator>
    <meta:document-statistic meta:table-count="0" meta:image-count="0" meta:object-count="0" meta:page-count="1" meta:paragraph-count="7" meta:word-count="106" meta:character-count="614" meta:non-whitespace-character-count="514"/>
  </office:meta>
</office:document-meta>
</file>